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5.694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5.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Arial" style:font-name-asian="DejaVu Sans" style:font-name-complex="DejaVu Sans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row table:style-name="ro1">
          <table:table-cell table:style-name="ce1" office:value-type="string">
            <text:p>Test Suite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Comment</text:p>
          </table:table-cell>
        </table:table-row>
        <table:table-row table:style-name="ro2">
          <table:table-cell table:style-name="ce2" office:value-type="string">
            <text:p><text:span text:style-name="T1">LaunchTest</text:span></text:p>
          </table:table-cell>
          <table:table-cell table:number-columns-repeated="2"/>
          <table:table-cell office:value-type="string">
            <text:p>Test incomplete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ParseTe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stAlmostEmpty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BasicLocation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Empty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EmptyBuilding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NoBuildings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ParseProidedAsset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DatabaseTest1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testBasicBuilding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BasicLocation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DatabaseTest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stBasicCategorySearch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Buildings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Categories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Locations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LocationIdentifiers</text:p>
          </table:table-cell>
          <table:table-cell office:value-type="string">
            <text:p>SUCCESS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21:59:20</meta:creation-date>
    <dc:date>2013-01-06T01:14:30</dc:date>
    <meta:editing-duration>P0D</meta:editing-duration>
    <meta:editing-cycles>1</meta:editing-cycles>
    <meta:document-statistic meta:table-count="1" meta:cell-count="35" meta:object-count="0"/>
    <meta:generator>LibreOffice/3.6$Linux_X86_64 LibreOffice_project/360m1$Build-3</meta:generator>
  </office:meta>
</office:document-meta>
</file>